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2400000464C08485B2789B6C6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718cm" svg:height="8.435cm" svg:x="0.982cm" svg:y="0.194cm">
          <draw:image xlink:href="Pictures/100000010000072400000464C08485B2789B6C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05:14:21.213417947</dc:date>
    <meta:editing-duration>PT7M6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